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T31_167" style:family="text"/>
    <style:style style:name="T31_168" style:family="text"/>
    <style:style style:name="T31_169" style:family="text"/>
    <style:style style:name="T31_170" style:family="text"/>
    <style:style style:name="T31_171" style:family="text"/>
    <style:style style:name="T31_172" style:family="text"/>
    <style:style style:name="T31_173" style:family="text"/>
    <style:style style:name="T31_174" style:family="text"/>
    <style:style style:name="T31_175" style:family="text"/>
    <style:style style:name="T31_176" style:family="text"/>
    <style:style style:name="T31_177" style:family="text"/>
    <style:style style:name="T31_178" style:family="text"/>
    <style:style style:name="T31_179" style:family="text"/>
    <style:style style:name="T31_180" style:family="text"/>
    <style:style style:name="T31_181" style:family="text"/>
    <style:style style:name="T31_182" style:family="text"/>
    <style:style style:name="T31_183" style:family="text"/>
    <style:style style:name="T31_184" style:family="text"/>
    <style:style style:name="T31_185" style:family="text"/>
    <style:style style:name="T31_186" style:family="text"/>
    <style:style style:name="T31_187" style:family="text"/>
    <style:style style:name="T31_188" style:family="text"/>
    <style:style style:name="T31_189" style:family="text"/>
    <style:style style:name="T31_190" style:family="text"/>
    <style:style style:name="T31_191" style:family="text"/>
    <style:style style:name="T31_192" style:family="text"/>
    <style:style style:name="T31_193" style:family="text"/>
    <style:style style:name="T31_194" style:family="text"/>
    <style:style style:name="T31_195" style:family="text"/>
    <style:style style:name="T31_196" style:family="text"/>
    <style:style style:name="T31_197" style:family="text"/>
    <style:style style:name="T31_198" style:family="text"/>
    <style:style style:name="T31_199" style:family="text"/>
    <style:style style:name="T31_200" style:family="text"/>
    <style:style style:name="T31_201" style:family="text"/>
    <style:style style:name="T31_202" style:family="text"/>
    <style:style style:name="T31_203" style:family="text"/>
    <style:style style:name="T31_204" style:family="text"/>
    <style:style style:name="T31_205" style:family="text"/>
    <style:style style:name="T31_206" style:family="text"/>
    <style:style style:name="T31_207" style:family="text"/>
    <style:style style:name="T31_208" style:family="text"/>
    <style:style style:name="T31_209" style:family="text"/>
    <style:style style:name="T31_210" style:family="text"/>
    <style:style style:name="T31_211" style:family="text"/>
    <style:style style:name="T31_212" style:family="text"/>
    <style:style style:name="T31_213" style:family="text"/>
    <style:style style:name="T31_214" style:family="text"/>
    <style:style style:name="T31_215" style:family="text"/>
    <style:style style:name="T31_216" style:family="text"/>
    <style:style style:name="T31_217" style:family="text"/>
    <style:style style:name="T31_218" style:family="text"/>
    <style:style style:name="T31_219" style:family="text"/>
    <style:style style:name="T31_220" style:family="text"/>
    <style:style style:name="T31_221" style:family="text"/>
    <style:style style:name="T31_222" style:family="text"/>
    <style:style style:name="T31_223" style:family="text"/>
    <style:style style:name="T31_224" style:family="text"/>
    <style:style style:name="T31_225" style:family="text"/>
    <style:style style:name="T31_226" style:family="text"/>
    <style:style style:name="T31_227" style:family="text"/>
    <style:style style:name="T31_228" style:family="text"/>
    <style:style style:name="T31_229" style:family="text"/>
    <style:style style:name="T31_230" style:family="text"/>
    <style:style style:name="T31_231" style:family="text"/>
    <style:style style:name="T31_232" style:family="text"/>
    <style:style style:name="T31_233" style:family="text"/>
    <style:style style:name="T31_234" style:family="text"/>
    <style:style style:name="T31_235" style:family="text"/>
    <style:style style:name="T31_236" style:family="text"/>
    <style:style style:name="T31_237" style:family="text"/>
    <style:style style:name="T31_238" style:family="text"/>
    <style:style style:name="T31_239" style:family="text"/>
    <style:style style:name="T31_240" style:family="text"/>
    <style:style style:name="T31_241" style:family="text"/>
    <style:style style:name="T31_242" style:family="text"/>
    <style:style style:name="T31_243" style:family="text"/>
    <style:style style:name="T31_244" style:family="text"/>
    <style:style style:name="T31_245" style:family="text"/>
    <style:style style:name="T31_246" style:family="text"/>
    <style:style style:name="T31_247" style:family="text"/>
    <style:style style:name="T31_248" style:family="text"/>
    <style:style style:name="T31_249" style:family="text"/>
    <style:style style:name="T31_250" style:family="text"/>
    <style:style style:name="T31_251" style:family="text"/>
    <style:style style:name="T31_252" style:family="text"/>
    <style:style style:name="T31_253" style:family="text"/>
    <style:style style:name="T31_254" style:family="text"/>
    <style:style style:name="T31_255" style:family="text"/>
    <style:style style:name="T31_256" style:family="text"/>
    <style:style style:name="T31_257" style:family="text"/>
    <style:style style:name="T31_258" style:family="text"/>
    <style:style style:name="T31_259" style:family="text"/>
    <style:style style:name="T31_260" style:family="text"/>
    <style:style style:name="T31_261" style:family="text"/>
    <style:style style:name="T31_262" style:family="text"/>
    <style:style style:name="T31_263" style:family="text"/>
    <style:style style:name="T31_264" style:family="text"/>
    <style:style style:name="T31_265" style:family="text"/>
    <style:style style:name="T31_266" style:family="text"/>
    <style:style style:name="T31_267" style:family="text"/>
    <style:style style:name="T31_268" style:family="text"/>
    <style:style style:name="T31_269" style:family="text"/>
    <style:style style:name="T31_270" style:family="text"/>
    <style:style style:name="T31_271" style:family="text"/>
    <style:style style:name="T31_272" style:family="text"/>
    <style:style style:name="T31_273" style:family="text"/>
    <style:style style:name="T31_274" style:family="text"/>
    <style:style style:name="T31_275" style:family="text"/>
    <style:style style:name="T31_276" style:family="text"/>
    <style:style style:name="T31_277" style:family="text"/>
    <style:style style:name="T31_278" style:family="text"/>
    <style:style style:name="T31_279" style:family="text"/>
    <style:style style:name="T31_280" style:family="text"/>
    <style:style style:name="T31_281" style:family="text"/>
    <style:style style:name="T31_282" style:family="text"/>
    <style:style style:name="T31_283" style:family="text"/>
    <style:style style:name="T31_284" style:family="text"/>
    <style:style style:name="T31_285" style:family="text"/>
    <style:style style:name="T31_286" style:family="text"/>
    <style:style style:name="T31_287" style:family="text"/>
    <style:style style:name="T31_288" style:family="text"/>
    <style:style style:name="T31_289" style:family="text"/>
    <style:style style:name="T31_290" style:family="text"/>
    <style:style style:name="T31_291" style:family="text"/>
    <style:style style:name="T31_292" style:family="text"/>
    <style:style style:name="T31_293" style:family="text"/>
    <style:style style:name="T31_294" style:family="text"/>
    <style:style style:name="T31_295" style:family="text"/>
    <style:style style:name="T31_296" style:family="text"/>
    <style:style style:name="T31_297" style:family="text"/>
    <style:style style:name="T31_298" style:family="text"/>
    <style:style style:name="T31_299" style:family="text"/>
    <style:style style:name="T31_300" style:family="text"/>
    <style:style style:name="T31_301" style:family="text"/>
    <style:style style:name="T31_302" style:family="text"/>
    <style:style style:name="T31_303" style:family="text"/>
    <style:style style:name="T31_304" style:family="text"/>
    <style:style style:name="T31_305" style:family="text"/>
    <style:style style:name="T31_306" style:family="text"/>
    <style:style style:name="T31_307" style:family="text"/>
    <style:style style:name="T31_308" style:family="text"/>
    <style:style style:name="T31_309" style:family="text"/>
    <style:style style:name="T31_310" style:family="text"/>
    <style:style style:name="T31_311" style:family="text"/>
    <style:style style:name="T31_312" style:family="text"/>
    <style:style style:name="T31_313" style:family="text"/>
    <style:style style:name="T31_314" style:family="text"/>
    <style:style style:name="T31_315" style:family="text"/>
    <style:style style:name="T31_316" style:family="text"/>
    <style:style style:name="T31_317" style:family="text"/>
    <style:style style:name="T31_318" style:family="text"/>
    <style:style style:name="T31_319" style:family="text"/>
    <style:style style:name="T31_320" style:family="text"/>
    <style:style style:name="T31_321" style:family="text"/>
    <style:style style:name="T31_322" style:family="text"/>
    <style:style style:name="T31_323" style:family="text"/>
    <style:style style:name="T31_324" style:family="text"/>
    <style:style style:name="T31_325" style:family="text"/>
    <style:style style:name="T31_326" style:family="text"/>
    <style:style style:name="T31_327" style:family="text"/>
    <style:style style:name="T31_328" style:family="text"/>
    <style:style style:name="T31_329" style:family="text"/>
    <style:style style:name="T31_330" style:family="text"/>
    <style:style style:name="T31_331" style:family="text"/>
    <style:style style:name="T31_332" style:family="text"/>
    <style:style style:name="T31_333" style:family="text"/>
    <style:style style:name="T31_334" style:family="text"/>
    <style:style style:name="T31_335" style:family="text"/>
    <style:style style:name="T31_336" style:family="text"/>
    <style:style style:name="T31_337" style:family="text"/>
    <style:style style:name="T31_338" style:family="text"/>
    <style:style style:name="T31_339" style:family="text"/>
    <style:style style:name="T31_340" style:family="text"/>
    <style:style style:name="T31_341" style:family="text"/>
    <style:style style:name="T31_342" style:family="text"/>
    <style:style style:name="T31_343" style:family="text"/>
    <style:style style:name="T31_344" style:family="text"/>
    <style:style style:name="T31_345" style:family="text"/>
    <style:style style:name="T31_346" style:family="text"/>
    <style:style style:name="T31_347" style:family="text"/>
    <style:style style:name="T31_348" style:family="text"/>
    <style:style style:name="T31_349" style:family="text"/>
    <style:style style:name="T31_350" style:family="text"/>
    <style:style style:name="T31_351" style:family="text"/>
    <style:style style:name="T31_352" style:family="text"/>
    <style:style style:name="T31_353" style:family="text"/>
    <style:style style:name="T31_354" style:family="text"/>
    <style:style style:name="T31_355" style:family="text"/>
    <style:style style:name="T31_356" style:family="text"/>
    <style:style style:name="T31_357" style:family="text"/>
    <style:style style:name="T31_358" style:family="text"/>
    <style:style style:name="T31_359" style:family="text"/>
    <style:style style:name="T31_360" style:family="text"/>
    <style:style style:name="T31_361" style:family="text"/>
    <style:style style:name="T31_362" style:family="text"/>
    <style:style style:name="T31_363" style:family="text"/>
    <style:style style:name="T31_364" style:family="text"/>
    <style:style style:name="T31_365" style:family="text"/>
    <style:style style:name="T31_366" style:family="text"/>
    <style:style style:name="T31_367" style:family="text"/>
    <style:style style:name="T31_368" style:family="text"/>
    <style:style style:name="T31_369" style:family="text"/>
    <style:style style:name="T31_370" style:family="text"/>
    <style:style style:name="T31_371" style:family="text"/>
    <style:style style:name="T31_372" style:family="text"/>
    <style:style style:name="T31_373" style:family="text"/>
    <style:style style:name="T31_374" style:family="text"/>
    <style:style style:name="T31_375" style:family="text"/>
    <style:style style:name="T31_376" style:family="text"/>
    <style:style style:name="T31_377" style:family="text"/>
    <style:style style:name="T31_378" style:family="text"/>
    <style:style style:name="T31_379" style:family="text"/>
    <style:style style:name="T31_380" style:family="text"/>
    <style:style style:name="T31_381" style:family="text"/>
    <style:style style:name="T31_382" style:family="text"/>
    <style:style style:name="T31_383" style:family="text"/>
    <style:style style:name="T31_384" style:family="text"/>
    <style:style style:name="T31_385" style:family="text"/>
    <style:style style:name="T31_386" style:family="text"/>
    <style:style style:name="T31_387" style:family="text"/>
    <style:style style:name="T31_388" style:family="text"/>
    <style:style style:name="T31_389" style:family="text"/>
    <style:style style:name="T31_390" style:family="text"/>
    <style:style style:name="T31_391" style:family="text"/>
    <style:style style:name="T31_392" style:family="text"/>
    <style:style style:name="T31_393" style:family="text"/>
    <style:style style:name="T31_394" style:family="text"/>
    <style:style style:name="T31_395" style:family="text"/>
    <style:style style:name="T31_396" style:family="text"/>
    <style:style style:name="T31_397" style:family="text"/>
    <style:style style:name="T31_398" style:family="text"/>
    <style:style style:name="T31_399" style:family="text"/>
    <style:style style:name="T31_400" style:family="text"/>
    <style:style style:name="T31_401" style:family="text"/>
    <style:style style:name="T31_402" style:family="text"/>
    <style:style style:name="T31_403" style:family="text"/>
    <style:style style:name="T31_404" style:family="text"/>
    <style:style style:name="T31_405" style:family="text"/>
    <style:style style:name="T31_406" style:family="text"/>
    <style:style style:name="T31_407" style:family="text"/>
    <style:style style:name="T31_408" style:family="text"/>
    <style:style style:name="T31_409" style:family="text"/>
    <style:style style:name="T31_410" style:family="text"/>
    <style:style style:name="T31_411" style:family="text"/>
    <style:style style:name="T31_412" style:family="text"/>
    <style:style style:name="T31_413" style:family="text"/>
    <style:style style:name="T31_414" style:family="text"/>
    <style:style style:name="T31_415" style:family="text"/>
    <style:style style:name="T31_416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tyhon</text:span><text:span text:style-name="T1_2"><text:s/></text:span><text:span text:style-name="T1_3">Game</text:span></text:p>
      <text:p text:style-name="P2"/>
      <text:p text:style-name="P3"><text:span text:style-name="T3_1">A</text:span><text:span text:style-name="T3_2"><text:s/></text:span><text:span text:style-name="T3_3">Walk</text:span><text:span text:style-name="T3_4"><text:s/></text:span><text:span text:style-name="T3_5">Along</text:span><text:span text:style-name="T3_6"><text:s/></text:span><text:span text:style-name="T3_7">the</text:span><text:span text:style-name="T3_8"><text:s/></text:span><text:span text:style-name="T3_9">Beach</text:span><text:span text:style-name="T3_10"><text:s/></text:span></text:p>
      <text:p text:style-name="P4"/>
      <text:p text:style-name="P5"><text:span text:style-name="T5_1">This</text:span><text:span text:style-name="T5_2"><text:s/></text:span><text:span text:style-name="T5_3">is</text:span><text:span text:style-name="T5_4"><text:s/></text:span><text:span text:style-name="T5_5">a</text:span><text:span text:style-name="T5_6"><text:s/></text:span><text:span text:style-name="T5_7">game</text:span><text:span text:style-name="T5_8"><text:s/></text:span><text:span text:style-name="T5_9">where</text:span><text:span text:style-name="T5_10"><text:s/></text:span><text:span text:style-name="T5_11">you</text:span><text:span text:style-name="T5_12"><text:s/></text:span><text:span text:style-name="T5_13">walk</text:span><text:span text:style-name="T5_14"><text:s/></text:span><text:span text:style-name="T5_15">along</text:span><text:span text:style-name="T5_16"><text:s/></text:span><text:span text:style-name="T5_17">the</text:span><text:span text:style-name="T5_18"><text:s/></text:span><text:span text:style-name="T5_19">beach</text:span><text:span text:style-name="T5_20"><text:s/></text:span><text:span text:style-name="T5_21">of</text:span><text:span text:style-name="T5_22"><text:s/></text:span><text:span text:style-name="T5_23">North</text:span><text:span text:style-name="T5_24"><text:s/></text:span><text:span text:style-name="T5_25">Padre</text:span><text:span text:style-name="T5_26"><text:s/></text:span><text:span text:style-name="T5_27">Island</text:span><text:span text:style-name="T5_28"><text:s/></text:span><text:span text:style-name="T5_29">gathering</text:span><text:span text:style-name="T5_30"><text:s/></text:span><text:span text:style-name="T5_31">what</text:span><text:span text:style-name="T5_32"><text:s/></text:span><text:span text:style-name="T5_33">you</text:span><text:span text:style-name="T5_34"><text:s/></text:span><text:span text:style-name="T5_35">need</text:span><text:span text:style-name="T5_36"><text:s/></text:span><text:span text:style-name="T5_37">to</text:span><text:span text:style-name="T5_38"><text:s/></text:span><text:span text:style-name="T5_39">dig</text:span><text:span text:style-name="T5_40"><text:s/></text:span><text:span text:style-name="T5_41">up</text:span><text:span text:style-name="T5_42"><text:s/></text:span><text:span text:style-name="T5_43">and</text:span><text:span text:style-name="T5_44"><text:s/></text:span><text:span text:style-name="T5_45">open</text:span><text:span text:style-name="T5_46"><text:s/></text:span><text:span text:style-name="T5_47">a</text:span><text:span text:style-name="T5_48"><text:s/></text:span><text:span text:style-name="T5_49">buried</text:span><text:span text:style-name="T5_50"><text:s text:c="2"/></text:span><text:span text:style-name="T5_51">chest</text:span><text:span text:style-name="T5_52"><text:s/></text:span><text:span text:style-name="T5_53">filled</text:span><text:span text:style-name="T5_54"><text:s/></text:span><text:span text:style-name="T5_55">with</text:span><text:span text:style-name="T5_56"><text:s/></text:span><text:span text:style-name="T5_57">Spanish</text:span><text:span text:style-name="T5_58"><text:s/></text:span><text:span text:style-name="T5_59">doubloons</text:span><text:span text:style-name="T5_60">.<text:s text:c="2"/></text:span><text:span text:style-name="T5_61">Right</text:span><text:span text:style-name="T5_62"><text:s/></text:span><text:span text:style-name="T5_63">now</text:span><text:span text:style-name="T5_64"><text:s/></text:span><text:span text:style-name="T5_65">I</text:span><text:span text:style-name="T5_66"><text:s/></text:span><text:span text:style-name="T5_67">have</text:span><text:span text:style-name="T5_68"><text:s/></text:span><text:span text:style-name="T5_69">a</text:span><text:span text:style-name="T5_70"><text:s/></text:span><text:span text:style-name="T5_71">very</text:span><text:span text:style-name="T5_72"><text:s/></text:span><text:span text:style-name="T5_73">basic</text:span><text:span text:style-name="T5_74"><text:s/></text:span><text:span text:style-name="T5_75">outline</text:span><text:span text:style-name="T5_76"><text:s/></text:span><text:span text:style-name="T5_77">of</text:span><text:span text:style-name="T5_78"><text:s/></text:span><text:span text:style-name="T5_79">finding</text:span><text:span text:style-name="T5_80"><text:s/></text:span><text:span text:style-name="T5_81">a</text:span><text:span text:style-name="T5_82"><text:s/></text:span><text:span text:style-name="T5_83">feather</text:span><text:span text:style-name="T5_84">,<text:s/></text:span><text:span text:style-name="T5_85">a</text:span><text:span text:style-name="T5_86"><text:s/></text:span><text:span text:style-name="T5_87">heart</text:span><text:span text:style-name="T5_88"><text:s/></text:span><text:span text:style-name="T5_89">shaped</text:span><text:span text:style-name="T5_90"><text:s/></text:span><text:span text:style-name="T5_91">piece</text:span><text:span text:style-name="T5_92"><text:s/></text:span><text:span text:style-name="T5_93">of</text:span><text:span text:style-name="T5_94"><text:s/></text:span><text:span text:style-name="T5_95">pink</text:span><text:span text:style-name="T5_96"><text:s/></text:span><text:span text:style-name="T5_97">beach</text:span><text:span text:style-name="T5_98"><text:s/></text:span><text:span text:style-name="T5_99">glass</text:span><text:span text:style-name="T5_100">,<text:s/></text:span><text:span text:style-name="T5_101">a</text:span><text:span text:style-name="T5_102"><text:s/></text:span><text:span text:style-name="T5_103">toy</text:span><text:span text:style-name="T5_104"><text:s/></text:span><text:span text:style-name="T5_105">pink</text:span><text:span text:style-name="T5_106"><text:s/></text:span><text:span text:style-name="T5_107">plastic</text:span><text:span text:style-name="T5_108"><text:s/></text:span><text:span text:style-name="T5_109">shovel</text:span><text:span text:style-name="T5_110"><text:s/></text:span><text:span text:style-name="T5_111">and</text:span><text:span text:style-name="T5_112"><text:s/></text:span><text:span text:style-name="T5_113">a</text:span><text:span text:style-name="T5_114"><text:s/></text:span><text:span text:style-name="T5_115">key</text:span><text:span text:style-name="T5_116">.<text:s text:c="2"/></text:span><text:span text:style-name="T5_117">The</text:span><text:span text:style-name="T5_118"><text:s/></text:span><text:span text:style-name="T5_119">worst</text:span><text:span text:style-name="T5_120"><text:s/></text:span><text:span text:style-name="T5_121">that</text:span><text:span text:style-name="T5_122"><text:s/></text:span><text:span text:style-name="T5_123">can</text:span><text:span text:style-name="T5_124"><text:s/></text:span><text:span text:style-name="T5_125">happen</text:span><text:span text:style-name="T5_126"><text:s/></text:span><text:span text:style-name="T5_127">to</text:span><text:span text:style-name="T5_128"><text:s/></text:span><text:span text:style-name="T5_129">you</text:span><text:span text:style-name="T5_130"><text:s/></text:span><text:span text:style-name="T5_131">is</text:span><text:span text:style-name="T5_132"><text:s/></text:span><text:span text:style-name="T5_133">requiring</text:span><text:span text:style-name="T5_134"><text:s/></text:span><text:span text:style-name="T5_135">medical</text:span><text:span text:style-name="T5_136"><text:s/></text:span><text:span text:style-name="T5_137">attention</text:span><text:span text:style-name="T5_138"><text:s/></text:span><text:span text:style-name="T5_139">from</text:span><text:span text:style-name="T5_140"><text:s/></text:span><text:span text:style-name="T5_141">stepping</text:span><text:span text:style-name="T5_142"><text:s/></text:span><text:span text:style-name="T5_143">on</text:span><text:span text:style-name="T5_144"><text:s/></text:span><text:span text:style-name="T5_145">a</text:span><text:span text:style-name="T5_146"><text:s/></text:span><text:span text:style-name="T5_147">Portuguese</text:span><text:span text:style-name="T5_148"><text:s/></text:span><text:span text:style-name="T5_149">man</text:span><text:span text:style-name="T5_150"><text:s/></text:span><text:span text:style-name="T5_151">o</text:span><text:span text:style-name="T5_152">’</text:span><text:span text:style-name="T5_153">war</text:span><text:span text:style-name="T5_154">,<text:s/></text:span><text:span text:style-name="T5_155">a</text:span><text:span text:style-name="T5_156"><text:s/></text:span><text:span text:style-name="T5_157">shark</text:span><text:span text:style-name="T5_158"><text:s/></text:span><text:span text:style-name="T5_159">bite</text:span><text:span text:style-name="T5_160"><text:s/></text:span><text:span text:style-name="T5_161">on</text:span><text:span text:style-name="T5_162"><text:s/></text:span><text:span text:style-name="T5_163">your</text:span><text:span text:style-name="T5_164"><text:s/></text:span><text:span text:style-name="T5_165">foot</text:span><text:span text:style-name="T5_166"><text:s/></text:span><text:span text:style-name="T5_167">or</text:span><text:span text:style-name="T5_168"><text:s/></text:span><text:span text:style-name="T5_169">getting</text:span><text:span text:style-name="T5_170"><text:s/></text:span><text:span text:style-name="T5_171">stung</text:span><text:span text:style-name="T5_172"><text:s/></text:span><text:span text:style-name="T5_173">by</text:span><text:span text:style-name="T5_174"><text:s/></text:span><text:span text:style-name="T5_175">a</text:span><text:span text:style-name="T5_176"><text:s/></text:span><text:span text:style-name="T5_177">stingray</text:span><text:span text:style-name="T5_178">.<text:s text:c="2"/></text:span><text:span text:style-name="T5_179">It</text:span><text:span text:style-name="T5_180"><text:s/></text:span><text:span text:style-name="T5_181">can</text:span><text:span text:style-name="T5_182"><text:s/></text:span><text:span text:style-name="T5_183">be</text:span><text:span text:style-name="T5_184"><text:s/></text:span><text:span text:style-name="T5_185">further</text:span><text:span text:style-name="T5_186"><text:s/></text:span><text:span text:style-name="T5_187">expanded</text:span><text:span text:style-name="T5_188"><text:s/></text:span><text:span text:style-name="T5_189">with</text:span><text:span text:style-name="T5_190"><text:s/></text:span><text:span text:style-name="T5_191">more</text:span><text:span text:style-name="T5_192"><text:s/></text:span><text:span text:style-name="T5_193">things</text:span><text:span text:style-name="T5_194"><text:s/></text:span><text:span text:style-name="T5_195">found</text:span><text:span text:style-name="T5_196">,<text:s/></text:span><text:span text:style-name="T5_197">more</text:span><text:span text:style-name="T5_198"><text:s/></text:span><text:span text:style-name="T5_199">complex</text:span><text:span text:style-name="T5_200"><text:s/></text:span><text:span text:style-name="T5_201">ways</text:span><text:span text:style-name="T5_202"><text:s/></text:span><text:span text:style-name="T5_203">of</text:span><text:span text:style-name="T5_204"><text:s/></text:span><text:span text:style-name="T5_205">finding</text:span><text:span text:style-name="T5_206"><text:s/></text:span><text:span text:style-name="T5_207">them</text:span><text:span text:style-name="T5_208"><text:s/></text:span><text:span text:style-name="T5_209">and</text:span><text:span text:style-name="T5_210"><text:s/></text:span><text:span text:style-name="T5_211">better</text:span><text:span text:style-name="T5_212"><text:s/></text:span><text:span text:style-name="T5_213">descriptions</text:span><text:span text:style-name="T5_214">.<text:s/></text:span></text:p>
      <text:p text:style-name="P6"/>
      <text:p text:style-name="P7"><text:span text:style-name="T7_1">You</text:span><text:span text:style-name="T7_2"><text:s/></text:span><text:span text:style-name="T7_3">stand</text:span><text:span text:style-name="T7_4"><text:s/></text:span><text:span text:style-name="T7_5">barefoot</text:span><text:span text:style-name="T7_6"><text:s/></text:span><text:span text:style-name="T7_7">with</text:span><text:span text:style-name="T7_8"><text:s/></text:span><text:span text:style-name="T7_9">your</text:span><text:span text:style-name="T7_10"><text:s/></text:span><text:span text:style-name="T7_11">feet</text:span><text:span text:style-name="T7_12"><text:s/></text:span><text:span text:style-name="T7_13">in</text:span><text:span text:style-name="T7_14"><text:s/></text:span><text:span text:style-name="T7_15">the</text:span><text:span text:style-name="T7_16"><text:s/></text:span><text:span text:style-name="T7_17">sand</text:span><text:span text:style-name="T7_18"><text:s/></text:span><text:span text:style-name="T7_19">on</text:span><text:span text:style-name="T7_20"><text:s/></text:span><text:span text:style-name="T7_21">North</text:span><text:span text:style-name="T7_22"><text:s/></text:span><text:span text:style-name="T7_23">Padre</text:span><text:span text:style-name="T7_24"><text:s/></text:span><text:span text:style-name="T7_25">Island</text:span><text:span text:style-name="T7_26"><text:s/></text:span><text:span text:style-name="T7_27">facing</text:span><text:span text:style-name="T7_28"><text:s/></text:span><text:span text:style-name="T7_29">the</text:span><text:span text:style-name="T7_30"><text:s/></text:span><text:span text:style-name="T7_31">Gulf</text:span><text:span text:style-name="T7_32"><text:s/></text:span><text:span text:style-name="T7_33">of</text:span><text:span text:style-name="T7_34"><text:s/></text:span><text:span text:style-name="T7_35">Mexico</text:span><text:span text:style-name="T7_36">.<text:s text:c="2"/></text:span></text:p>
      <text:p text:style-name="P8"><text:span text:style-name="T8_1">You</text:span><text:span text:style-name="T8_2"><text:s/></text:span><text:span text:style-name="T8_3">say</text:span><text:span text:style-name="T8_4"><text:s/></text:span><text:span text:style-name="T8_5">your</text:span><text:span text:style-name="T8_6"><text:s/></text:span><text:span text:style-name="T8_7">favorite</text:span><text:span text:style-name="T8_8"><text:s/></text:span><text:span text:style-name="T8_9">word</text:span><text:span text:style-name="T8_10">.<text:s text:c="2"/></text:span><text:span text:style-name="T8_11">Prompt</text:span><text:span text:style-name="T8_12"><text:s/></text:span><text:span text:style-name="T8_13">for</text:span><text:span text:style-name="T8_14"><text:s/></text:span><text:span text:style-name="T8_15">word</text:span><text:span text:style-name="T8_16">.<text:s/></text:span><text:span text:style-name="T8_17">Before</text:span><text:span text:style-name="T8_18"><text:s/></text:span><text:span text:style-name="T8_19">you</text:span><text:span text:style-name="T8_20"><text:s/></text:span><text:span text:style-name="T8_21">is</text:span><text:span text:style-name="T8_22"><text:s/></text:span><text:span text:style-name="T8_23">a</text:span><text:span text:style-name="T8_24"><text:s/></text:span><text:span text:style-name="T8_25">small</text:span><text:span text:style-name="T8_26"><text:s/></text:span><text:span text:style-name="T8_27">pink</text:span><text:span text:style-name="T8_28"><text:s/></text:span><text:span text:style-name="T8_29">sand</text:span><text:span text:style-name="T8_30"><text:s/></text:span><text:span text:style-name="T8_31">bucket</text:span><text:span text:style-name="T8_32">.<text:s text:c="2"/></text:span><text:span text:style-name="T8_33">Amazingly</text:span><text:span text:style-name="T8_34"><text:s/></text:span><text:span text:style-name="T8_35">it</text:span><text:span text:style-name="T8_36"><text:s/></text:span><text:span text:style-name="T8_37">has</text:span><text:span text:style-name="T8_38"><text:s/></text:span><text:span text:style-name="T8_39">your</text:span><text:span text:style-name="T8_40"><text:s/></text:span><text:span text:style-name="T8_41">favorite</text:span><text:span text:style-name="T8_42"><text:s/></text:span><text:span text:style-name="T8_43">word</text:span><text:span text:style-name="T8_44"><text:s/></text:span><text:span text:style-name="T8_45">on</text:span><text:span text:style-name="T8_46"><text:s/></text:span><text:span text:style-name="T8_47">it</text:span><text:span text:style-name="T8_48">.<text:s text:c="2"/></text:span><text:span text:style-name="T8_49">You</text:span><text:span text:style-name="T8_50"><text:s/></text:span><text:span text:style-name="T8_51">pick</text:span><text:span text:style-name="T8_52"><text:s/></text:span><text:span text:style-name="T8_53">it</text:span><text:span text:style-name="T8_54"><text:s/></text:span><text:span text:style-name="T8_55">up</text:span><text:span text:style-name="T8_56">.<text:s text:c="2"/></text:span><text:span text:style-name="T8_57">A</text:span><text:span text:style-name="T8_58"><text:s/></text:span><text:span text:style-name="T8_59">laughing</text:span><text:span text:style-name="T8_60"><text:s/></text:span><text:span text:style-name="T8_61">seagull</text:span><text:span text:style-name="T8_62"><text:s/></text:span><text:span text:style-name="T8_63">flies</text:span><text:span text:style-name="T8_64"><text:s/></text:span><text:span text:style-name="T8_65">over</text:span><text:span text:style-name="T8_66"><text:s/></text:span><text:span text:style-name="T8_67">your</text:span><text:span text:style-name="T8_68"><text:s/></text:span><text:span text:style-name="T8_69">head</text:span><text:span text:style-name="T8_70"><text:s/></text:span><text:span text:style-name="T8_71">and</text:span><text:span text:style-name="T8_72"><text:s/></text:span><text:span text:style-name="T8_73">cackles</text:span><text:span text:style-name="T8_74"><text:s/></text:span><text:span text:style-name="T8_75">at</text:span><text:span text:style-name="T8_76"><text:s/></text:span><text:span text:style-name="T8_77">you</text:span><text:span text:style-name="T8_78">,<text:s/></text:span><text:span text:style-name="T8_79">dropping</text:span><text:span text:style-name="T8_80"><text:s/></text:span><text:span text:style-name="T8_81">one</text:span><text:span text:style-name="T8_82"><text:s/></text:span><text:span text:style-name="T8_83">of</text:span><text:span text:style-name="T8_84"><text:s/></text:span><text:span text:style-name="T8_85">its</text:span><text:span text:style-name="T8_86"><text:s/></text:span><text:span text:style-name="T8_87">feathers</text:span><text:span text:style-name="T8_88"><text:s/></text:span><text:span text:style-name="T8_89">to</text:span><text:span text:style-name="T8_90"><text:s/></text:span><text:span text:style-name="T8_91">the</text:span><text:span text:style-name="T8_92"><text:s/></text:span><text:span text:style-name="T8_93">south</text:span><text:span text:style-name="T8_94"><text:s/></text:span><text:span text:style-name="T8_95">of</text:span><text:span text:style-name="T8_96"><text:s/></text:span><text:span text:style-name="T8_97">you</text:span><text:span text:style-name="T8_98">.<text:s text:c="2"/></text:span></text:p>
      <text:p text:style-name="P9"><text:span text:style-name="T9_1">Do</text:span><text:span text:style-name="T9_2"><text:s/></text:span><text:span text:style-name="T9_3">you</text:span><text:span text:style-name="T9_4">:</text:span></text:p>
      <text:list text:style-name="LS1" xml:id="list0">
        <text:list-item>
          <text:p text:style-name="P10"><text:span text:style-name="T10_1">Catch</text:span><text:span text:style-name="T10_2"><text:s/></text:span><text:span text:style-name="T10_3">the</text:span><text:span text:style-name="T10_4"><text:s/></text:span><text:span text:style-name="T10_5">feather</text:span><text:span text:style-name="T10_6"><text:s/></text:span><text:span text:style-name="T10_7">as</text:span><text:span text:style-name="T10_8"><text:s/></text:span><text:span text:style-name="T10_9">it</text:span><text:span text:style-name="T10_10"><text:s/></text:span><text:span text:style-name="T10_11">falls</text:span><text:span text:style-name="T10_12"><text:s/></text:span><text:span text:style-name="T10_13">through</text:span><text:span text:style-name="T10_14"><text:s/></text:span><text:span text:style-name="T10_15">the</text:span><text:span text:style-name="T10_16"><text:s/></text:span><text:span text:style-name="T10_17">air</text:span><text:span text:style-name="T10_18"><text:s/></text:span><text:span text:style-name="T10_19">and</text:span><text:span text:style-name="T10_20"><text:s/></text:span><text:span text:style-name="T10_21">put</text:span><text:span text:style-name="T10_22"><text:s/></text:span><text:span text:style-name="T10_23">it</text:span><text:span text:style-name="T10_24"><text:s/></text:span><text:span text:style-name="T10_25">in</text:span><text:span text:style-name="T10_26"><text:s/></text:span><text:span text:style-name="T10_27">your</text:span><text:span text:style-name="T10_28"><text:s/></text:span><text:span text:style-name="T10_29">bucket</text:span><text:span text:style-name="T10_30">.<text:s/></text:span></text:p>
        </text:list-item>
        <text:list-item>
          <text:p text:style-name="P11"><text:span text:style-name="T11_1">Wait</text:span><text:span text:style-name="T11_2"><text:s/></text:span><text:span text:style-name="T11_3">until</text:span><text:span text:style-name="T11_4"><text:s/></text:span><text:span text:style-name="T11_5">it</text:span><text:span text:style-name="T11_6"><text:s/></text:span><text:span text:style-name="T11_7">falls</text:span><text:span text:style-name="T11_8"><text:s/></text:span><text:span text:style-name="T11_9">to</text:span><text:span text:style-name="T11_10"><text:s/></text:span><text:span text:style-name="T11_11">the</text:span><text:span text:style-name="T11_12"><text:s/></text:span><text:span text:style-name="T11_13">sand</text:span><text:span text:style-name="T11_14"><text:s/></text:span><text:span text:style-name="T11_15">to</text:span><text:span text:style-name="T11_16"><text:s/></text:span><text:span text:style-name="T11_17">pick</text:span><text:span text:style-name="T11_18"><text:s/></text:span><text:span text:style-name="T11_19">it</text:span><text:span text:style-name="T11_20"><text:s/></text:span><text:span text:style-name="T11_21">up</text:span><text:span text:style-name="T11_22"><text:s/></text:span><text:span text:style-name="T11_23">and</text:span><text:span text:style-name="T11_24"><text:s/></text:span><text:span text:style-name="T11_25">put</text:span><text:span text:style-name="T11_26"><text:s/></text:span><text:span text:style-name="T11_27">it</text:span><text:span text:style-name="T11_28"><text:s/></text:span><text:span text:style-name="T11_29">in</text:span><text:span text:style-name="T11_30"><text:s/></text:span><text:span text:style-name="T11_31">your</text:span><text:span text:style-name="T11_32"><text:s/></text:span><text:span text:style-name="T11_33">bucket</text:span><text:span text:style-name="T11_34">..</text:span></text:p>
        </text:list-item>
        <text:list-item>
          <text:p text:style-name="P12"><text:span text:style-name="T12_1">Don</text:span><text:span text:style-name="T12_2">’</text:span><text:span text:style-name="T12_3">t</text:span><text:span text:style-name="T12_4"><text:s/></text:span><text:span text:style-name="T12_5">touch</text:span><text:span text:style-name="T12_6"><text:s/></text:span><text:span text:style-name="T12_7">it</text:span><text:span text:style-name="T12_8"><text:s/></text:span><text:span text:style-name="T12_9">because</text:span><text:span text:style-name="T12_10"><text:s/></text:span><text:span text:style-name="T12_11">you</text:span><text:span text:style-name="T12_12"><text:s/></text:span><text:span text:style-name="T12_13">are</text:span><text:span text:style-name="T12_14"><text:s/></text:span><text:span text:style-name="T12_15">afraid</text:span><text:span text:style-name="T12_16"><text:s/></text:span><text:span text:style-name="T12_17">you</text:span><text:span text:style-name="T12_18"><text:s/></text:span><text:span text:style-name="T12_19">will</text:span><text:span text:style-name="T12_20"><text:s/></text:span><text:span text:style-name="T12_21">contract</text:span><text:span text:style-name="T12_22"><text:s/></text:span><text:span text:style-name="T12_23">bird</text:span><text:span text:style-name="T12_24"><text:s/></text:span><text:span text:style-name="T12_25">flu</text:span><text:span text:style-name="T12_26">.</text:span></text:p>
        </text:list-item>
        <text:list-item>
          <text:p text:style-name="P13"><text:span text:style-name="T13_1">Walk</text:span><text:span text:style-name="T13_2"><text:s/></text:span><text:span text:style-name="T13_3">into</text:span><text:span text:style-name="T13_4"><text:s/></text:span><text:span text:style-name="T13_5">the</text:span><text:span text:style-name="T13_6"><text:s/></text:span><text:span text:style-name="T13_7">Gulf</text:span><text:span text:style-name="T13_8"><text:s/></text:span><text:span text:style-name="T13_9">of</text:span><text:span text:style-name="T13_10"><text:s/></text:span><text:span text:style-name="T13_11">Mexico</text:span><text:span text:style-name="T13_12"><text:s/></text:span><text:span text:style-name="T13_13">until</text:span><text:span text:style-name="T13_14"><text:s/></text:span><text:span text:style-name="T13_15">you</text:span><text:span text:style-name="T13_16"><text:s/></text:span><text:span text:style-name="T13_17">are</text:span><text:span text:style-name="T13_18"><text:s/></text:span><text:span text:style-name="T13_19">knee</text:span><text:span text:style-name="T13_20"><text:s/></text:span><text:span text:style-name="T13_21">deep</text:span><text:span text:style-name="T13_22"><text:s/></text:span><text:span text:style-name="T13_23">in</text:span><text:span text:style-name="T13_24"><text:s/></text:span><text:span text:style-name="T13_25">the</text:span><text:span text:style-name="T13_26"><text:s/></text:span><text:span text:style-name="T13_27">water</text:span><text:span text:style-name="T13_28"><text:s/></text:span><text:span text:style-name="T13_29">and</text:span><text:span text:style-name="T13_30"><text:s/></text:span><text:span text:style-name="T13_31">can</text:span><text:span text:style-name="T13_32"><text:s/></text:span><text:span text:style-name="T13_33">feel</text:span><text:span text:style-name="T13_34"><text:s/></text:span><text:span text:style-name="T13_35">the</text:span><text:span text:style-name="T13_36"><text:s/></text:span><text:span text:style-name="T13_37">waves</text:span><text:span text:style-name="T13_38">.<text:s/></text:span></text:p>
        </text:list-item>
        <text:list-item>
          <text:p text:style-name="P14"><text:span text:style-name="T14_1">Turn</text:span><text:span text:style-name="T14_2"><text:s/></text:span><text:span text:style-name="T14_3">around</text:span><text:span text:style-name="T14_4"><text:s/></text:span><text:span text:style-name="T14_5">and</text:span><text:span text:style-name="T14_6"><text:s/></text:span><text:span text:style-name="T14_7">walk</text:span><text:span text:style-name="T14_8"><text:s/></text:span><text:span text:style-name="T14_9">north</text:span><text:span text:style-name="T14_10"><text:s/></text:span><text:span text:style-name="T14_11">along</text:span><text:span text:style-name="T14_12"><text:s/></text:span><text:span text:style-name="T14_13">the</text:span><text:span text:style-name="T14_14"><text:s/></text:span><text:span text:style-name="T14_15">beach</text:span><text:span text:style-name="T14_16">.<text:s/></text:span></text:p>
        </text:list-item>
      </text:list>
      <text:p text:style-name="P15"/>
      <text:p text:style-name="P16"><text:span text:style-name="T16_1"><text:s/></text:span><text:span text:style-name="T16_2">After</text:span><text:span text:style-name="T16_3"><text:s/></text:span><text:span text:style-name="T16_4">getting</text:span><text:span text:style-name="T16_5"><text:s/></text:span><text:span text:style-name="T16_6">your</text:span><text:span text:style-name="T16_7"><text:s/></text:span><text:span text:style-name="T16_8">feather</text:span><text:span text:style-name="T16_9"><text:s/></text:span><text:span text:style-name="T16_10">you</text:span><text:span text:style-name="T16_11"><text:s/></text:span><text:span text:style-name="T16_12">are</text:span><text:span text:style-name="T16_13"><text:s/></text:span><text:span text:style-name="T16_14">facing</text:span><text:span text:style-name="T16_15"><text:s/></text:span><text:span text:style-name="T16_16">south</text:span><text:span text:style-name="T16_17">.<text:s text:c="2"/></text:span><text:span text:style-name="T16_18">You</text:span><text:span text:style-name="T16_19"><text:s/></text:span><text:span text:style-name="T16_20">decide</text:span><text:span text:style-name="T16_21"><text:s/></text:span><text:span text:style-name="T16_22">to</text:span><text:span text:style-name="T16_23"><text:s/></text:span><text:span text:style-name="T16_24">walk</text:span><text:span text:style-name="T16_25"><text:s/></text:span><text:span text:style-name="T16_26">in</text:span><text:span text:style-name="T16_27"><text:s/></text:span><text:span text:style-name="T16_28">that</text:span><text:span text:style-name="T16_29"><text:s/></text:span><text:span text:style-name="T16_30">direction</text:span><text:span text:style-name="T16_31"><text:s/></text:span><text:span text:style-name="T16_32">and</text:span><text:span text:style-name="T16_33"><text:s/></text:span><text:span text:style-name="T16_34">feel</text:span><text:span text:style-name="T16_35"><text:s/></text:span><text:span text:style-name="T16_36">something</text:span><text:span text:style-name="T16_37"><text:s/></text:span><text:span text:style-name="T16_38">in</text:span><text:span text:style-name="T16_39"><text:s/></text:span><text:span text:style-name="T16_40">the</text:span><text:span text:style-name="T16_41"><text:s/></text:span><text:span text:style-name="T16_42">sand</text:span><text:span text:style-name="T16_43"><text:s/></text:span><text:span text:style-name="T16_44">with</text:span><text:span text:style-name="T16_45"><text:s/></text:span><text:span text:style-name="T16_46">your</text:span><text:span text:style-name="T16_47"><text:s/></text:span><text:span text:style-name="T16_48">foot</text:span><text:span text:style-name="T16_49">.<text:s/></text:span></text:p>
      <text:p text:style-name="P17"><text:span text:style-name="T17_1">Do</text:span><text:span text:style-name="T17_2"><text:s/></text:span><text:span text:style-name="T17_3">you</text:span><text:span text:style-name="T17_4">:</text:span></text:p>
      <text:list text:style-name="LS2" xml:id="list5">
        <text:list-item>
          <text:p text:style-name="P18"><text:span text:style-name="T18_1">Lean</text:span><text:span text:style-name="T18_2"><text:s/></text:span><text:span text:style-name="T18_3">over</text:span><text:span text:style-name="T18_4"><text:s/></text:span><text:span text:style-name="T18_5">and</text:span><text:span text:style-name="T18_6"><text:s/></text:span><text:span text:style-name="T18_7">pick</text:span><text:span text:style-name="T18_8"><text:s/></text:span><text:span text:style-name="T18_9">it</text:span><text:span text:style-name="T18_10"><text:s/></text:span><text:span text:style-name="T18_11">up</text:span><text:span text:style-name="T18_12">.</text:span></text:p>
        </text:list-item>
        <text:list-item>
          <text:p text:style-name="P19"><text:span text:style-name="T19_1">Ignore</text:span><text:span text:style-name="T19_2"><text:s/></text:span><text:span text:style-name="T19_3">it</text:span><text:span text:style-name="T19_4"><text:s/></text:span><text:span text:style-name="T19_5">and</text:span><text:span text:style-name="T19_6"><text:s/></text:span><text:span text:style-name="T19_7">keep</text:span><text:span text:style-name="T19_8"><text:s/></text:span><text:span text:style-name="T19_9">walking</text:span><text:span text:style-name="T19_10"><text:s/></text:span><text:span text:style-name="T19_11">south</text:span><text:span text:style-name="T19_12">.</text:span></text:p>
        </text:list-item>
        <text:list-item>
          <text:p text:style-name="P20"><text:span text:style-name="T20_1">Walk</text:span><text:span text:style-name="T20_2"><text:s/></text:span><text:span text:style-name="T20_3">into</text:span><text:span text:style-name="T20_4"><text:s/></text:span><text:span text:style-name="T20_5">the</text:span><text:span text:style-name="T20_6"><text:s/></text:span><text:span text:style-name="T20_7">Gulf</text:span><text:span text:style-name="T20_8"><text:s/></text:span><text:span text:style-name="T20_9">of</text:span><text:span text:style-name="T20_10"><text:s/></text:span><text:span text:style-name="T20_11">Mexico</text:span><text:span text:style-name="T20_12"><text:s/></text:span><text:span text:style-name="T20_13">until</text:span><text:span text:style-name="T20_14"><text:s/></text:span><text:span text:style-name="T20_15">you</text:span><text:span text:style-name="T20_16"><text:s/></text:span><text:span text:style-name="T20_17">are</text:span><text:span text:style-name="T20_18"><text:s/></text:span><text:span text:style-name="T20_19">knee</text:span><text:span text:style-name="T20_20"><text:s/></text:span><text:span text:style-name="T20_21">deep</text:span><text:span text:style-name="T20_22"><text:s/></text:span><text:span text:style-name="T20_23">in</text:span><text:span text:style-name="T20_24"><text:s/></text:span><text:span text:style-name="T20_25">the</text:span><text:span text:style-name="T20_26"><text:s/></text:span><text:span text:style-name="T20_27">water</text:span><text:span text:style-name="T20_28"><text:s/></text:span><text:span text:style-name="T20_29">and</text:span><text:span text:style-name="T20_30"><text:s/></text:span><text:span text:style-name="T20_31">can</text:span><text:span text:style-name="T20_32"><text:s/></text:span><text:span text:style-name="T20_33">feel</text:span><text:span text:style-name="T20_34"><text:s/></text:span><text:span text:style-name="T20_35">the</text:span><text:span text:style-name="T20_36"><text:s/></text:span><text:span text:style-name="T20_37">waves</text:span><text:span text:style-name="T20_38">.<text:s/></text:span></text:p>
        </text:list-item>
        <text:list-item>
          <text:p text:style-name="P21"><text:span text:style-name="T21_1">Turn</text:span><text:span text:style-name="T21_2"><text:s/></text:span><text:span text:style-name="T21_3">around</text:span><text:span text:style-name="T21_4"><text:s/></text:span><text:span text:style-name="T21_5">and</text:span><text:span text:style-name="T21_6"><text:s/></text:span><text:span text:style-name="T21_7">walk</text:span><text:span text:style-name="T21_8"><text:s/></text:span><text:span text:style-name="T21_9">north</text:span><text:span text:style-name="T21_10"><text:s/></text:span><text:span text:style-name="T21_11">along</text:span><text:span text:style-name="T21_12"><text:s/></text:span><text:span text:style-name="T21_13">the</text:span><text:span text:style-name="T21_14"><text:s/></text:span><text:span text:style-name="T21_15">beach</text:span></text:p>
        </text:list-item>
      </text:list>
      <text:p text:style-name="P22"/>
      <text:p text:style-name="P23"><text:span text:style-name="T23_1">You</text:span><text:span text:style-name="T23_2"><text:s/></text:span><text:span text:style-name="T23_3">have</text:span><text:span text:style-name="T23_4"><text:s/></text:span><text:span text:style-name="T23_5">picked</text:span><text:span text:style-name="T23_6"><text:s/></text:span><text:span text:style-name="T23_7">up</text:span><text:span text:style-name="T23_8"><text:s/></text:span><text:span text:style-name="T23_9">a</text:span><text:span text:style-name="T23_10"><text:s/></text:span><text:span text:style-name="T23_11">piece</text:span><text:span text:style-name="T23_12"><text:s/></text:span><text:span text:style-name="T23_13">of</text:span><text:span text:style-name="T23_14"><text:s/></text:span><text:span text:style-name="T23_15">pink</text:span><text:span text:style-name="T23_16"><text:s/></text:span><text:span text:style-name="T23_17">beach</text:span><text:span text:style-name="T23_18"><text:s/></text:span><text:span text:style-name="T23_19">glass</text:span><text:span text:style-name="T23_20"><text:s/></text:span><text:span text:style-name="T23_21">shaped</text:span><text:span text:style-name="T23_22"><text:s/></text:span><text:span text:style-name="T23_23">like</text:span><text:span text:style-name="T23_24"><text:s/></text:span><text:span text:style-name="T23_25">a</text:span><text:span text:style-name="T23_26"><text:s/></text:span><text:span text:style-name="T23_27">heart</text:span><text:span text:style-name="T23_28">.</text:span></text:p>
      <text:p text:style-name="P24"><text:span text:style-name="T24_1">Do</text:span><text:span text:style-name="T24_2"><text:s/></text:span><text:span text:style-name="T24_3">you</text:span><text:span text:style-name="T24_4">:</text:span></text:p>
      <text:list text:style-name="LS3" xml:id="list9">
        <text:list-item>
          <text:p text:style-name="P25"><text:span text:style-name="T25_1">Put</text:span><text:span text:style-name="T25_2"><text:s/></text:span><text:span text:style-name="T25_3">it</text:span><text:span text:style-name="T25_4"><text:s/></text:span><text:span text:style-name="T25_5">in</text:span><text:span text:style-name="T25_6"><text:s/></text:span><text:span text:style-name="T25_7">your</text:span><text:span text:style-name="T25_8"><text:s/></text:span><text:span text:style-name="T25_9">bucket</text:span><text:span text:style-name="T25_10">.</text:span></text:p>
        </text:list-item>
        <text:list-item>
          <text:p text:style-name="P26"><text:span text:style-name="T26_1">Throw</text:span><text:span text:style-name="T26_2"><text:s/></text:span><text:span text:style-name="T26_3">it</text:span><text:span text:style-name="T26_4"><text:s/></text:span><text:span text:style-name="T26_5">into</text:span><text:span text:style-name="T26_6"><text:s/></text:span><text:span text:style-name="T26_7">the</text:span><text:span text:style-name="T26_8"><text:s/></text:span><text:span text:style-name="T26_9">ocean</text:span><text:span text:style-name="T26_10">.</text:span></text:p>
        </text:list-item>
        <text:list-item>
          <text:p text:style-name="P27"><text:span text:style-name="T27_1">OR</text:span><text:span text:style-name="T27_2"><text:s/></text:span><text:span text:style-name="T27_3">you</text:span><text:span text:style-name="T27_4"><text:s/></text:span><text:span text:style-name="T27_5">decide</text:span><text:span text:style-name="T27_6"><text:s/></text:span><text:span text:style-name="T27_7">to</text:span><text:span text:style-name="T27_8">:</text:span></text:p>
        </text:list-item>
        <text:list-item>
          <text:p text:style-name="P28"><text:span text:style-name="T28_1">Walk</text:span><text:span text:style-name="T28_2"><text:s/></text:span><text:span text:style-name="T28_3">into</text:span><text:span text:style-name="T28_4"><text:s/></text:span><text:span text:style-name="T28_5">the</text:span><text:span text:style-name="T28_6"><text:s/></text:span><text:span text:style-name="T28_7">Gulf</text:span><text:span text:style-name="T28_8"><text:s/></text:span><text:span text:style-name="T28_9">of</text:span><text:span text:style-name="T28_10"><text:s/></text:span><text:span text:style-name="T28_11">Mexico</text:span><text:span text:style-name="T28_12"><text:s/></text:span><text:span text:style-name="T28_13">until</text:span><text:span text:style-name="T28_14"><text:s/></text:span><text:span text:style-name="T28_15">you</text:span><text:span text:style-name="T28_16"><text:s/></text:span><text:span text:style-name="T28_17">are</text:span><text:span text:style-name="T28_18"><text:s/></text:span><text:span text:style-name="T28_19">knee</text:span><text:span text:style-name="T28_20"><text:s/></text:span><text:span text:style-name="T28_21">deep</text:span><text:span text:style-name="T28_22"><text:s/></text:span><text:span text:style-name="T28_23">in</text:span><text:span text:style-name="T28_24"><text:s/></text:span><text:span text:style-name="T28_25">the</text:span><text:span text:style-name="T28_26"><text:s/></text:span><text:span text:style-name="T28_27">water</text:span><text:span text:style-name="T28_28"><text:s/></text:span><text:span text:style-name="T28_29">and</text:span><text:span text:style-name="T28_30"><text:s/></text:span><text:span text:style-name="T28_31">can</text:span><text:span text:style-name="T28_32"><text:s/></text:span><text:span text:style-name="T28_33">feel</text:span><text:span text:style-name="T28_34"><text:s/></text:span><text:span text:style-name="T28_35">the</text:span><text:span text:style-name="T28_36"><text:s/></text:span><text:span text:style-name="T28_37">waves</text:span><text:span text:style-name="T28_38">.</text:span></text:p>
        </text:list-item>
        <text:list-item>
          <text:p text:style-name="P29"><text:span text:style-name="T29_1">Turn</text:span><text:span text:style-name="T29_2"><text:s/></text:span><text:span text:style-name="T29_3">around</text:span><text:span text:style-name="T29_4"><text:s/></text:span><text:span text:style-name="T29_5">and</text:span><text:span text:style-name="T29_6"><text:s/></text:span><text:span text:style-name="T29_7">walk</text:span><text:span text:style-name="T29_8"><text:s/></text:span><text:span text:style-name="T29_9">north</text:span><text:span text:style-name="T29_10"><text:s/></text:span><text:span text:style-name="T29_11">along</text:span><text:span text:style-name="T29_12"><text:s/></text:span><text:span text:style-name="T29_13">the</text:span><text:span text:style-name="T29_14"><text:s/></text:span><text:span text:style-name="T29_15">beach</text:span><text:span text:style-name="T29_16">.</text:span></text:p>
        </text:list-item>
      </text:list>
      <text:p text:style-name="P30"/>
      <text:p text:style-name="P31"><text:span text:style-name="T31_1">You</text:span><text:span text:style-name="T31_2"><text:s/></text:span><text:span text:style-name="T31_3">continue</text:span><text:span text:style-name="T31_4"><text:s/></text:span><text:span text:style-name="T31_5">to</text:span><text:span text:style-name="T31_6"><text:s/></text:span><text:span text:style-name="T31_7">head</text:span><text:span text:style-name="T31_8"><text:s/></text:span><text:span text:style-name="T31_9">south</text:span><text:span text:style-name="T31_10"><text:s/></text:span><text:span text:style-name="T31_11">and</text:span><text:span text:style-name="T31_12"><text:s/></text:span><text:span text:style-name="T31_13">you</text:span><text:span text:style-name="T31_14"><text:s/></text:span><text:span text:style-name="T31_15">see</text:span><text:span text:style-name="T31_16"><text:s/></text:span><text:span text:style-name="T31_17">washed</text:span><text:span text:style-name="T31_18"><text:s/></text:span><text:span text:style-name="T31_19">up</text:span><text:span text:style-name="T31_20"><text:s/></text:span><text:span text:style-name="T31_21">on</text:span><text:span text:style-name="T31_22"><text:s/></text:span><text:span text:style-name="T31_23">the</text:span><text:span text:style-name="T31_24"><text:s/></text:span><text:span text:style-name="T31_25">sand</text:span><text:span text:style-name="T31_26"><text:s/></text:span><text:span text:style-name="T31_27">a</text:span><text:span text:style-name="T31_28"><text:s/></text:span><text:span text:style-name="T31_29">small</text:span><text:span text:style-name="T31_30"><text:s/></text:span><text:span text:style-name="T31_31">pink</text:span><text:span text:style-name="T31_32"><text:s/></text:span><text:span text:style-name="T31_33">plastic</text:span><text:span text:style-name="T31_34"><text:s/></text:span><text:span text:style-name="T31_35">shovel</text:span><text:span text:style-name="T31_36">.<text:s text:c="2"/></text:span><text:span text:style-name="T31_37">You</text:span><text:span text:style-name="T31_38"><text:s/></text:span><text:span text:style-name="T31_39">put</text:span><text:span text:style-name="T31_40"><text:s/></text:span><text:span text:style-name="T31_41">it</text:span><text:span text:style-name="T31_42"><text:s/></text:span><text:span text:style-name="T31_43">in</text:span><text:span text:style-name="T31_44"><text:s/></text:span><text:span text:style-name="T31_45">your</text:span><text:span text:style-name="T31_46"><text:s/></text:span><text:span text:style-name="T31_47">bucket</text:span><text:span text:style-name="T31_48">.<text:s text:c="2"/></text:span><text:span text:style-name="T31_49">You</text:span><text:span text:style-name="T31_50"><text:s/></text:span><text:span text:style-name="T31_51">turn</text:span><text:span text:style-name="T31_52"><text:s/></text:span><text:span text:style-name="T31_53">towards</text:span><text:span text:style-name="T31_54"><text:s/></text:span><text:span text:style-name="T31_55">the</text:span><text:span text:style-name="T31_56"><text:s/></text:span><text:span text:style-name="T31_57">ocean</text:span><text:span text:style-name="T31_58">.<text:s text:c="2"/></text:span><text:span text:style-name="T31_59">The</text:span><text:span text:style-name="T31_60"><text:s/></text:span><text:span text:style-name="T31_61">water</text:span><text:span text:style-name="T31_62"><text:s/></text:span><text:span text:style-name="T31_63">washes</text:span><text:span text:style-name="T31_64"><text:s/></text:span><text:span text:style-name="T31_65">over</text:span><text:span text:style-name="T31_66"><text:s/></text:span><text:span text:style-name="T31_67">your</text:span><text:span text:style-name="T31_68"><text:s/></text:span><text:span text:style-name="T31_69">feet</text:span><text:span text:style-name="T31_70"><text:s/></text:span><text:span text:style-name="T31_71">and</text:span><text:span text:style-name="T31_72"><text:s/></text:span><text:span text:style-name="T31_73">leaves</text:span><text:span text:style-name="T31_74"><text:s/></text:span><text:span text:style-name="T31_75">behind</text:span><text:span text:style-name="T31_76"><text:s/></text:span><text:span text:style-name="T31_77">a</text:span><text:span text:style-name="T31_78"><text:s/></text:span><text:span text:style-name="T31_79">golden</text:span><text:span text:style-name="T31_80"><text:s/></text:span><text:span text:style-name="T31_81">jeweled</text:span><text:span text:style-name="T31_82"><text:s/></text:span><text:span text:style-name="T31_83">key</text:span><text:span text:style-name="T31_84"><text:s/></text:span><text:span text:style-name="T31_85">next</text:span><text:span text:style-name="T31_86"><text:s/></text:span><text:span text:style-name="T31_87">to</text:span><text:span text:style-name="T31_88"><text:s/></text:span><text:span text:style-name="T31_89">your</text:span><text:span text:style-name="T31_90"><text:s/></text:span><text:span text:style-name="T31_91">feet</text:span><text:span text:style-name="T31_92">.<text:s text:c="2"/></text:span><text:span text:style-name="T31_93">You</text:span><text:span text:style-name="T31_94"><text:s/></text:span><text:span text:style-name="T31_95">pick</text:span><text:span text:style-name="T31_96"><text:s/></text:span><text:span text:style-name="T31_97">it</text:span><text:span text:style-name="T31_98"><text:s/></text:span><text:span text:style-name="T31_99">up</text:span><text:span text:style-name="T31_100"><text:s/></text:span><text:span text:style-name="T31_101">and</text:span><text:span text:style-name="T31_102"><text:s/></text:span><text:span text:style-name="T31_103">put</text:span><text:span text:style-name="T31_104"><text:s/></text:span><text:span text:style-name="T31_105">it</text:span><text:span text:style-name="T31_106"><text:s/></text:span><text:span text:style-name="T31_107">in</text:span><text:span text:style-name="T31_108"><text:s/></text:span><text:span text:style-name="T31_109">your</text:span><text:span text:style-name="T31_110"><text:s/></text:span><text:span text:style-name="T31_111">bucket</text:span><text:span text:style-name="T31_112">.<text:s text:c="3"/></text:span><text:span text:style-name="T31_113">You</text:span><text:span text:style-name="T31_114"><text:s/></text:span><text:span text:style-name="T31_115">walk</text:span><text:span text:style-name="T31_116"><text:s/></text:span><text:span text:style-name="T31_117">further</text:span><text:span text:style-name="T31_118"><text:s/></text:span><text:span text:style-name="T31_119">south</text:span><text:span text:style-name="T31_120"><text:s/></text:span><text:span text:style-name="T31_121">until</text:span><text:span text:style-name="T31_122"><text:s/></text:span><text:span text:style-name="T31_123">you</text:span><text:span text:style-name="T31_124"><text:s/></text:span><text:span text:style-name="T31_125">see</text:span><text:span text:style-name="T31_126"><text:s/></text:span><text:span text:style-name="T31_127">a</text:span><text:span text:style-name="T31_128"><text:s/></text:span><text:span text:style-name="T31_129">sandcastle</text:span><text:span text:style-name="T31_130"><text:s/></text:span><text:span text:style-name="T31_131">the</text:span><text:span text:style-name="T31_132"><text:s/></text:span><text:span text:style-name="T31_133">ocean</text:span><text:span text:style-name="T31_134"><text:s/></text:span><text:span text:style-name="T31_135">has</text:span><text:span text:style-name="T31_136"><text:s/></text:span><text:span text:style-name="T31_137">almost</text:span><text:span text:style-name="T31_138"><text:s/></text:span><text:span text:style-name="T31_139">completely</text:span><text:span text:style-name="T31_140"><text:s/></text:span><text:span text:style-name="T31_141">washed</text:span><text:span text:style-name="T31_142"><text:s/></text:span><text:span text:style-name="T31_143">away</text:span><text:span text:style-name="T31_144">.<text:s text:c="3"/></text:span><text:span text:style-name="T31_145">Some</text:span><text:span text:style-name="T31_146"><text:s/></text:span><text:span text:style-name="T31_147">seashells</text:span><text:span text:style-name="T31_148"><text:s/></text:span><text:span text:style-name="T31_149">have</text:span><text:span text:style-name="T31_150"><text:s/></text:span><text:span text:style-name="T31_151">been</text:span><text:span text:style-name="T31_152"><text:s/></text:span><text:span text:style-name="T31_153">used</text:span><text:span text:style-name="T31_154"><text:s/></text:span><text:span text:style-name="T31_155">to</text:span><text:span text:style-name="T31_156"><text:s/></text:span><text:span text:style-name="T31_157">create</text:span><text:span text:style-name="T31_158"><text:s/></text:span><text:span text:style-name="T31_159">an</text:span><text:span text:style-name="T31_160"><text:s/></text:span><text:span text:style-name="T31_161">X</text:span><text:span text:style-name="T31_162"><text:s/></text:span><text:span text:style-name="T31_163">in</text:span><text:span text:style-name="T31_164"><text:s/></text:span><text:span text:style-name="T31_165">the</text:span><text:span text:style-name="T31_166"><text:s/></text:span><text:span text:style-name="T31_167">center</text:span><text:span text:style-name="T31_168"><text:s/></text:span><text:span text:style-name="T31_169">of</text:span><text:span text:style-name="T31_170"><text:s/></text:span><text:span text:style-name="T31_171">it</text:span><text:span text:style-name="T31_172"><text:s/></text:span><text:span text:style-name="T31_173">that</text:span><text:span text:style-name="T31_174"><text:s/></text:span><text:span text:style-name="T31_175">you</text:span><text:span text:style-name="T31_176"><text:s/></text:span><text:span text:style-name="T31_177">can</text:span><text:span text:style-name="T31_178"><text:s/></text:span><text:span text:style-name="T31_179">barely</text:span><text:span text:style-name="T31_180"><text:s/></text:span><text:span text:style-name="T31_181">see</text:span><text:span text:style-name="T31_182">.<text:s text:c="3"/></text:span><text:span text:style-name="T31_183">You</text:span><text:span text:style-name="T31_184"><text:s/></text:span><text:span text:style-name="T31_185">get</text:span><text:span text:style-name="T31_186"><text:s/></text:span><text:span text:style-name="T31_187">your</text:span><text:span text:style-name="T31_188"><text:s/></text:span><text:span text:style-name="T31_189">pink</text:span><text:span text:style-name="T31_190"><text:s/></text:span><text:span text:style-name="T31_191">plastic</text:span><text:span text:style-name="T31_192"><text:s/></text:span><text:span text:style-name="T31_193">shovel</text:span><text:span text:style-name="T31_194"><text:s/></text:span><text:span text:style-name="T31_195">out</text:span><text:span text:style-name="T31_196"><text:s/></text:span><text:span text:style-name="T31_197">of</text:span><text:span text:style-name="T31_198"><text:s/></text:span><text:span text:style-name="T31_199">your</text:span><text:span text:style-name="T31_200"><text:s/></text:span><text:span text:style-name="T31_201">pail</text:span><text:span text:style-name="T31_202"><text:s/></text:span><text:span text:style-name="T31_203">and</text:span><text:span text:style-name="T31_204"><text:s/></text:span><text:span text:style-name="T31_205">start</text:span><text:span text:style-name="T31_206"><text:s/></text:span><text:span text:style-name="T31_207">to</text:span><text:span text:style-name="T31_208"><text:s/></text:span><text:span text:style-name="T31_209">dig</text:span><text:span text:style-name="T31_210"><text:s/></text:span><text:span text:style-name="T31_211">at</text:span><text:span text:style-name="T31_212"><text:s/></text:span><text:span text:style-name="T31_213">the</text:span><text:span text:style-name="T31_214"><text:s/></text:span><text:span text:style-name="T31_215">X</text:span><text:span text:style-name="T31_216">.<text:s text:c="2"/></text:span><text:span text:style-name="T31_217">Your</text:span><text:span text:style-name="T31_218"><text:s/></text:span><text:span text:style-name="T31_219">shovel</text:span><text:span text:style-name="T31_220"><text:s/></text:span><text:span text:style-name="T31_221">hits</text:span><text:span text:style-name="T31_222"><text:s/></text:span><text:span text:style-name="T31_223">something</text:span><text:span text:style-name="T31_224"><text:s/></text:span><text:span text:style-name="T31_225">hard</text:span><text:span text:style-name="T31_226">.<text:s text:c="2"/></text:span><text:span text:style-name="T31_227">You</text:span><text:span text:style-name="T31_228"><text:s/></text:span><text:span text:style-name="T31_229">dig</text:span><text:span text:style-name="T31_230"><text:s/></text:span><text:span text:style-name="T31_231">it</text:span><text:span text:style-name="T31_232"><text:s/></text:span><text:span text:style-name="T31_233">out</text:span><text:span text:style-name="T31_234"><text:s/></text:span><text:span text:style-name="T31_235">using</text:span><text:span text:style-name="T31_236"><text:s/></text:span><text:span text:style-name="T31_237">your</text:span><text:span text:style-name="T31_238"><text:s/></text:span><text:span text:style-name="T31_239">hands</text:span><text:span text:style-name="T31_240"><text:s/></text:span><text:span text:style-name="T31_241">and</text:span><text:span text:style-name="T31_242"><text:s/></text:span><text:span text:style-name="T31_243">shovel</text:span><text:span text:style-name="T31_244"><text:s/></text:span><text:span text:style-name="T31_245">until</text:span><text:span text:style-name="T31_246"><text:s/></text:span><text:span text:style-name="T31_247">you</text:span><text:span text:style-name="T31_248"><text:s/></text:span><text:span text:style-name="T31_249">have</text:span><text:span text:style-name="T31_250"><text:s/></text:span><text:span text:style-name="T31_251">a</text:span><text:span text:style-name="T31_252"><text:s/></text:span><text:span text:style-name="T31_253">small</text:span><text:span text:style-name="T31_254"><text:s/></text:span><text:span text:style-name="T31_255">wooden</text:span><text:span text:style-name="T31_256"><text:s/></text:span><text:span text:style-name="T31_257">treasure</text:span><text:span text:style-name="T31_258"><text:s/></text:span><text:span text:style-name="T31_259">chest</text:span><text:span text:style-name="T31_260">.<text:s text:c="2"/></text:span><text:span text:style-name="T31_261">It</text:span><text:span text:style-name="T31_262"><text:s/></text:span><text:span text:style-name="T31_263">has</text:span><text:span text:style-name="T31_264"><text:s/></text:span><text:span text:style-name="T31_265">a</text:span><text:span text:style-name="T31_266"><text:s/></text:span><text:span text:style-name="T31_267">lock</text:span><text:span text:style-name="T31_268"><text:s/></text:span><text:span text:style-name="T31_269">on</text:span><text:span text:style-name="T31_270"><text:s/></text:span><text:span text:style-name="T31_271">the</text:span><text:span text:style-name="T31_272"><text:s/></text:span><text:span text:style-name="T31_273">front</text:span><text:span text:style-name="T31_274"><text:s/></text:span><text:span text:style-name="T31_275">of</text:span><text:span text:style-name="T31_276"><text:s/></text:span><text:span text:style-name="T31_277">it</text:span><text:span text:style-name="T31_278">.<text:s text:c="2"/></text:span><text:span text:style-name="T31_279">You</text:span><text:span text:style-name="T31_280"><text:s/></text:span><text:span text:style-name="T31_281">try</text:span><text:span text:style-name="T31_282"><text:s/></text:span><text:span text:style-name="T31_283">your</text:span><text:span text:style-name="T31_284"><text:s/></text:span><text:span text:style-name="T31_285">golden</text:span><text:span text:style-name="T31_286"><text:s/></text:span><text:span text:style-name="T31_287">jeweled</text:span><text:span text:style-name="T31_288"><text:s/></text:span><text:span text:style-name="T31_289">key</text:span><text:span text:style-name="T31_290"><text:s/></text:span><text:span text:style-name="T31_291">to</text:span><text:span text:style-name="T31_292"><text:s/></text:span><text:span text:style-name="T31_293">open</text:span><text:span text:style-name="T31_294"><text:s/></text:span><text:span text:style-name="T31_295">it</text:span><text:span text:style-name="T31_296"><text:s/></text:span><text:span text:style-name="T31_297">but</text:span><text:span text:style-name="T31_298"><text:s/></text:span><text:span text:style-name="T31_299">it</text:span><text:span text:style-name="T31_300"><text:s/></text:span><text:span text:style-name="T31_301">won</text:span><text:span text:style-name="T31_302">’</text:span><text:span text:style-name="T31_303">t</text:span><text:span text:style-name="T31_304"><text:s/></text:span><text:span text:style-name="T31_305">open</text:span><text:span text:style-name="T31_306">.<text:s text:c="2"/></text:span><text:span text:style-name="T31_307">You</text:span><text:span text:style-name="T31_308"><text:s/></text:span><text:span text:style-name="T31_309">notice</text:span><text:span text:style-name="T31_310"><text:s/></text:span><text:span text:style-name="T31_311">a</text:span><text:span text:style-name="T31_312"><text:s/></text:span><text:span text:style-name="T31_313">heart</text:span><text:span text:style-name="T31_314"><text:s/></text:span><text:span text:style-name="T31_315">shaped</text:span><text:span text:style-name="T31_316"><text:s/></text:span><text:span text:style-name="T31_317">indentation</text:span><text:span text:style-name="T31_318"><text:s/></text:span><text:span text:style-name="T31_319">on</text:span><text:span text:style-name="T31_320"><text:s/></text:span><text:span text:style-name="T31_321">top</text:span><text:span text:style-name="T31_322"><text:s/></text:span><text:span text:style-name="T31_323">of</text:span><text:span text:style-name="T31_324"><text:s/></text:span><text:span text:style-name="T31_325">the</text:span><text:span text:style-name="T31_326"><text:s/></text:span><text:span text:style-name="T31_327">treasure</text:span><text:span text:style-name="T31_328"><text:s/></text:span><text:span text:style-name="T31_329">chest</text:span><text:span text:style-name="T31_330">.<text:s text:c="2"/></text:span><text:span text:style-name="T31_331">You</text:span><text:span text:style-name="T31_332"><text:s/></text:span><text:span text:style-name="T31_333">push</text:span><text:span text:style-name="T31_334"><text:s/></text:span><text:span text:style-name="T31_335">your</text:span><text:span text:style-name="T31_336"><text:s/></text:span><text:span text:style-name="T31_337">heart</text:span><text:span text:style-name="T31_338"><text:s/></text:span><text:span text:style-name="T31_339">shaped</text:span><text:span text:style-name="T31_340"><text:s/></text:span><text:span text:style-name="T31_341">piece</text:span><text:span text:style-name="T31_342"><text:s/></text:span><text:span text:style-name="T31_343">of</text:span><text:span text:style-name="T31_344"><text:s/></text:span><text:span text:style-name="T31_345">pink</text:span><text:span text:style-name="T31_346"><text:s/></text:span><text:span text:style-name="T31_347">sea</text:span><text:span text:style-name="T31_348"><text:s/></text:span><text:span text:style-name="T31_349">glass</text:span><text:span text:style-name="T31_350"><text:s/></text:span><text:span text:style-name="T31_351">into</text:span><text:span text:style-name="T31_352"><text:s/></text:span><text:span text:style-name="T31_353">the</text:span><text:span text:style-name="T31_354"><text:s/></text:span><text:span text:style-name="T31_355">indentation</text:span><text:span text:style-name="T31_356"><text:s/></text:span><text:span text:style-name="T31_357">and</text:span><text:span text:style-name="T31_358"><text:s/></text:span><text:span text:style-name="T31_359">it</text:span><text:span text:style-name="T31_360"><text:s/></text:span><text:span text:style-name="T31_361">fits</text:span><text:span text:style-name="T31_362"><text:s/></text:span><text:span text:style-name="T31_363">perfectly</text:span><text:span text:style-name="T31_364">.<text:s text:c="2"/></text:span><text:span text:style-name="T31_365">You</text:span><text:span text:style-name="T31_366"><text:s/></text:span><text:span text:style-name="T31_367">try</text:span><text:span text:style-name="T31_368"><text:s/></text:span><text:span text:style-name="T31_369">to</text:span><text:span text:style-name="T31_370"><text:s/></text:span><text:span text:style-name="T31_371">open</text:span><text:span text:style-name="T31_372"><text:s/></text:span><text:span text:style-name="T31_373">the</text:span><text:span text:style-name="T31_374"><text:s/></text:span><text:span text:style-name="T31_375">lock</text:span><text:span text:style-name="T31_376"><text:s/></text:span><text:span text:style-name="T31_377">again</text:span><text:span text:style-name="T31_378"><text:s/></text:span><text:span text:style-name="T31_379">with</text:span><text:span text:style-name="T31_380"><text:s/></text:span><text:span text:style-name="T31_381">your</text:span><text:span text:style-name="T31_382"><text:s/></text:span><text:span text:style-name="T31_383">key</text:span><text:span text:style-name="T31_384">.<text:s text:c="2"/></text:span><text:span text:style-name="T31_385">The</text:span><text:span text:style-name="T31_386"><text:s/></text:span><text:span text:style-name="T31_387">treasure</text:span><text:span text:style-name="T31_388"><text:s/></text:span><text:span text:style-name="T31_389">chest</text:span><text:span text:style-name="T31_390"><text:s/></text:span><text:span text:style-name="T31_391">opens</text:span><text:span text:style-name="T31_392"><text:s/></text:span><text:span text:style-name="T31_393">and</text:span><text:span text:style-name="T31_394"><text:s/></text:span><text:span text:style-name="T31_395">it</text:span><text:span text:style-name="T31_396"><text:s/></text:span><text:span text:style-name="T31_397">is</text:span><text:span text:style-name="T31_398"><text:s/></text:span><text:span text:style-name="T31_399">filled</text:span><text:span text:style-name="T31_400"><text:s/></text:span><text:span text:style-name="T31_401">with</text:span><text:span text:style-name="T31_402"><text:s/></text:span><text:span text:style-name="T31_403">gold</text:span><text:span text:style-name="T31_404"><text:s/></text:span><text:span text:style-name="T31_405">Spanish</text:span><text:span text:style-name="T31_406"><text:s/></text:span><text:span text:style-name="T31_407">doubloons</text:span><text:span text:style-name="T31_408">.<text:s/></text:span><text:span text:style-name="T31_409">You</text:span><text:span text:style-name="T31_410"><text:s/></text:span><text:span text:style-name="T31_411">are</text:span><text:span text:style-name="T31_412"><text:s/></text:span><text:span text:style-name="T31_413">now</text:span><text:span text:style-name="T31_414"><text:s/></text:span><text:span text:style-name="T31_415">rich</text:span><text:span text:style-name="T31_416">!.</text:span></text:p>
      <text:p text:style-name="P32"/>
      <text:list text:style-name="LS3" xml:id="list14" text:continue-list="list9">
        <text:list-item>
          <text:p text:style-name="P33"><text:span text:style-name="T33_1">Walk</text:span><text:span text:style-name="T33_2"><text:s/></text:span><text:span text:style-name="T33_3">into</text:span><text:span text:style-name="T33_4"><text:s/></text:span><text:span text:style-name="T33_5">the</text:span><text:span text:style-name="T33_6"><text:s/></text:span><text:span text:style-name="T33_7">Gulf</text:span><text:span text:style-name="T33_8"><text:s/></text:span><text:span text:style-name="T33_9">of</text:span><text:span text:style-name="T33_10"><text:s/></text:span><text:span text:style-name="T33_11">Mexico</text:span><text:span text:style-name="T33_12"><text:s/></text:span><text:span text:style-name="T33_13">until</text:span><text:span text:style-name="T33_14"><text:s/></text:span><text:span text:style-name="T33_15">you</text:span><text:span text:style-name="T33_16"><text:s/></text:span><text:span text:style-name="T33_17">are</text:span><text:span text:style-name="T33_18"><text:s/></text:span><text:span text:style-name="T33_19">knee</text:span><text:span text:style-name="T33_20"><text:s/></text:span><text:span text:style-name="T33_21">deep</text:span><text:span text:style-name="T33_22"><text:s/></text:span><text:span text:style-name="T33_23">in</text:span><text:span text:style-name="T33_24"><text:s/></text:span><text:span text:style-name="T33_25">the</text:span><text:span text:style-name="T33_26"><text:s/></text:span><text:span text:style-name="T33_27">water</text:span><text:span text:style-name="T33_28"><text:s/></text:span><text:span text:style-name="T33_29">and</text:span><text:span text:style-name="T33_30"><text:s/></text:span><text:span text:style-name="T33_31">can</text:span><text:span text:style-name="T33_32"><text:s/></text:span><text:span text:style-name="T33_33">feel</text:span><text:span text:style-name="T33_34"><text:s/></text:span><text:span text:style-name="T33_35">the</text:span><text:span text:style-name="T33_36"><text:s/></text:span><text:span text:style-name="T33_37">waves</text:span><text:span text:style-name="T33_38">.</text:span></text:p>
          <text:list>
            <text:list-item>
              <text:p text:style-name="P34"><text:span text:style-name="T34_1">One</text:span><text:span text:style-name="T34_2"><text:s/></text:span><text:span text:style-name="T34_3">of</text:span><text:span text:style-name="T34_4"><text:s/></text:span><text:span text:style-name="T34_5">three</text:span><text:span text:style-name="T34_6"><text:s/></text:span><text:span text:style-name="T34_7">things</text:span><text:span text:style-name="T34_8"><text:s/></text:span><text:span text:style-name="T34_9">happens</text:span><text:span text:style-name="T34_10"><text:s/></text:span><text:span text:style-name="T34_11">here</text:span><text:span text:style-name="T34_12">:</text:span></text:p>
              <text:list>
                <text:list-item>
                  <text:p text:style-name="P35"><text:span text:style-name="T35_1">You</text:span><text:span text:style-name="T35_2"><text:s/></text:span><text:span text:style-name="T35_3">get</text:span><text:span text:style-name="T35_4"><text:s/></text:span><text:span text:style-name="T35_5">stung</text:span><text:span text:style-name="T35_6"><text:s/></text:span><text:span text:style-name="T35_7">by</text:span><text:span text:style-name="T35_8"><text:s/></text:span><text:span text:style-name="T35_9">a</text:span><text:span text:style-name="T35_10"><text:s/></text:span><text:span text:style-name="T35_11">stingray</text:span><text:span text:style-name="T35_12">.</text:span></text:p>
                </text:list-item>
                <text:list-item>
                  <text:p text:style-name="P36"><text:span text:style-name="T36_1">You</text:span><text:span text:style-name="T36_2"><text:s/></text:span><text:span text:style-name="T36_3">get</text:span><text:span text:style-name="T36_4"><text:s/></text:span><text:span text:style-name="T36_5">stung</text:span><text:span text:style-name="T36_6"><text:s/></text:span><text:span text:style-name="T36_7">by</text:span><text:span text:style-name="T36_8"><text:s/></text:span><text:span text:style-name="T36_9">a</text:span><text:span text:style-name="T36_10"><text:s/></text:span><text:span text:style-name="T36_11">jellyfish</text:span><text:span text:style-name="T36_12">.</text:span></text:p>
                </text:list-item>
                <text:list-item>
                  <text:p text:style-name="P37"><text:span text:style-name="T37_1">A</text:span><text:span text:style-name="T37_2"><text:s/></text:span><text:span text:style-name="T37_3">shark</text:span><text:span text:style-name="T37_4"><text:s/></text:span><text:span text:style-name="T37_5">is</text:span><text:span text:style-name="T37_6"><text:s/></text:span><text:span text:style-name="T37_7">attracted</text:span><text:span text:style-name="T37_8"><text:s/></text:span><text:span text:style-name="T37_9">by</text:span><text:span text:style-name="T37_10"><text:s/></text:span><text:span text:style-name="T37_11">your</text:span><text:span text:style-name="T37_12"><text:s/></text:span><text:span text:style-name="T37_13">bright</text:span><text:span text:style-name="T37_14"><text:s/></text:span><text:span text:style-name="T37_15">and</text:span><text:span text:style-name="T37_16"><text:s/></text:span><text:span text:style-name="T37_17">sparkly</text:span><text:span text:style-name="T37_18"><text:s/></text:span><text:span text:style-name="T37_19">pedicure</text:span><text:span text:style-name="T37_20"><text:s/></text:span><text:span text:style-name="T37_21">and</text:span><text:span text:style-name="T37_22"><text:s/></text:span><text:span text:style-name="T37_23">bites</text:span><text:span text:style-name="T37_24"><text:s/></text:span><text:span text:style-name="T37_25">one</text:span><text:span text:style-name="T37_26"><text:s/></text:span><text:span text:style-name="T37_27">of</text:span><text:span text:style-name="T37_28"><text:s/></text:span><text:span text:style-name="T37_29">your</text:span><text:span text:style-name="T37_30"><text:s/></text:span><text:span text:style-name="T37_31">toes</text:span><text:span text:style-name="T37_32">.</text:span></text:p>
                </text:list-item>
              </text:list>
            </text:list-item>
            <text:list-item>
              <text:p text:style-name="P38"><text:span text:style-name="T38_1">You</text:span><text:span text:style-name="T38_2"><text:s/></text:span><text:span text:style-name="T38_3">then</text:span><text:span text:style-name="T38_4"><text:s/></text:span><text:span text:style-name="T38_5">have</text:span><text:span text:style-name="T38_6"><text:s/></text:span><text:span text:style-name="T38_7">to</text:span><text:span text:style-name="T38_8"><text:s/></text:span><text:span text:style-name="T38_9">seek</text:span><text:span text:style-name="T38_10"><text:s/></text:span><text:span text:style-name="T38_11">medical</text:span><text:span text:style-name="T38_12"><text:s/></text:span><text:span text:style-name="T38_13">attention</text:span><text:span text:style-name="T38_14">.</text:span></text:p>
            </text:list-item>
          </text:list>
        </text:list-item>
        <text:list-item>
          <text:p text:style-name="P39"><text:span text:style-name="T39_1">Turn</text:span><text:span text:style-name="T39_2"><text:s/></text:span><text:span text:style-name="T39_3">around</text:span><text:span text:style-name="T39_4"><text:s/></text:span><text:span text:style-name="T39_5">and</text:span><text:span text:style-name="T39_6"><text:s/></text:span><text:span text:style-name="T39_7">walk</text:span><text:span text:style-name="T39_8"><text:s/></text:span><text:span text:style-name="T39_9">north</text:span><text:span text:style-name="T39_10"><text:s/></text:span><text:span text:style-name="T39_11">along</text:span><text:span text:style-name="T39_12"><text:s/></text:span><text:span text:style-name="T39_13">the</text:span><text:span text:style-name="T39_14"><text:s/></text:span><text:span text:style-name="T39_15">beach</text:span><text:span text:style-name="T39_16">.</text:span></text:p>
          <text:list>
            <text:list-item>
              <text:p text:style-name="P40"><text:span text:style-name="T40_1">Game</text:span><text:span text:style-name="T40_2"><text:s/></text:span><text:span text:style-name="T40_3">ends</text:span><text:span text:style-name="T40_4"><text:s/></text:span><text:span text:style-name="T40_5">with</text:span><text:span text:style-name="T40_6"><text:s/>“</text:span><text:span text:style-name="T40_7">You</text:span><text:span text:style-name="T40_8"><text:s/></text:span><text:span text:style-name="T40_9">keep</text:span><text:span text:style-name="T40_10"><text:s/></text:span><text:span text:style-name="T40_11">walking</text:span><text:span text:style-name="T40_12"><text:s/></text:span><text:span text:style-name="T40_13">along</text:span><text:span text:style-name="T40_14"><text:s/></text:span><text:span text:style-name="T40_15">the</text:span><text:span text:style-name="T40_16"><text:s/></text:span><text:span text:style-name="T40_17">beach</text:span><text:span text:style-name="T40_18">.”</text:span></text:p>
            </text:list-item>
          </text:list>
        </text:list-item>
      </text:list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